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13.5/16" office:value-type="float" office:value="0.84375" calcext:value-type="float">
            <text:p>0.84375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889705882352941" calcext:value-type="float">
            <text:p>0.8897058824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087776938319443" calcext:value-type="float">
            <text:p>0.0877769383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14/16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12.5/16" office:value-type="float" office:value="0.78125" calcext:value-type="float">
            <text:p>0.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14.5/16" office:value-type="float" office:value="0.90625" calcext:value-type="float">
            <text:p>0.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14.5/16" office:value-type="float" office:value="0.90625" calcext:value-type="float">
            <text:p>0.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4.5/16" office:value-type="float" office:value="0.90625" calcext:value-type="float">
            <text:p>0.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5.5/16" office:value-type="float" office:value="0.96875" calcext:value-type="float">
            <text:p>0.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12/16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13/16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11/16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4:53:04.320095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1-06T15:09:40.478418818</dc:date>
    <meta:editing-duration>PT5H15M5S</meta:editing-duration>
    <meta:editing-cycles>37</meta:editing-cycles>
    <meta:generator>LibreOffice/5.1.6.2$Linux_X86_64 LibreOffice_project/10m0$Build-2</meta:generator>
    <meta:document-statistic meta:table-count="1" meta:cell-count="40" meta:object-count="0"/>
  </office:meta>
</office:document-meta>
</file>